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scending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QuickSort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73335" calcext:value-type="float">
            <text:p>2473335</text:p>
          </table:table-cell>
          <table:table-cell office:value-type="float" office:value="164" calcext:value-type="float">
            <text:p>164</text:p>
          </table:table-cell>
          <table:table-cell office:value-type="float" office:value="4066" calcext:value-type="float">
            <text:p>4066</text:p>
          </table:table-cell>
          <table:table-cell office:value-type="float" office:value="138" calcext:value-type="float">
            <text:p>138</text:p>
          </table:table-cell>
          <table:table-cell office:value-type="float" office:value="3463284" calcext:value-type="float">
            <text:p>3463284</text:p>
          </table:table-cell>
          <table:table-cell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5426881" calcext:value-type="float">
            <text:p>15426881</text:p>
          </table:table-cell>
          <table:table-cell office:value-type="float" office:value="453" calcext:value-type="float">
            <text:p>453</text:p>
          </table:table-cell>
          <table:table-cell office:value-type="float" office:value="10767" calcext:value-type="float">
            <text:p>10767</text:p>
          </table:table-cell>
          <table:table-cell office:value-type="float" office:value="281" calcext:value-type="float">
            <text:p>281</text:p>
          </table:table-cell>
          <table:table-cell office:value-type="float" office:value="21937973" calcext:value-type="float">
            <text:p>21937973</text:p>
          </table:table-cell>
          <table:table-cell/>
        </table:table-row>
        <table:table-row table:style-name="ro2">
          <table:table-cell office:value-type="float" office:value="250000" calcext:value-type="float">
            <text:p>250000</text:p>
          </table:table-cell>
          <table:table-cell office:value-type="float" office:value="61694654" calcext:value-type="float">
            <text:p>61694654</text:p>
          </table:table-cell>
          <table:table-cell office:value-type="float" office:value="886" calcext:value-type="float">
            <text:p>886</text:p>
          </table:table-cell>
          <table:table-cell office:value-type="float" office:value="22248" calcext:value-type="float">
            <text:p>2224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325000" calcext:value-type="float">
            <text:p>325000</text:p>
          </table:table-cell>
          <table:table-cell office:value-type="float" office:value="104518315" calcext:value-type="float">
            <text:p>104518315</text:p>
          </table:table-cell>
          <table:table-cell office:value-type="float" office:value="1463" calcext:value-type="float">
            <text:p>1463</text:p>
          </table:table-cell>
          <table:table-cell office:value-type="float" office:value="29607" calcext:value-type="float">
            <text:p>29607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158805832" calcext:value-type="float">
            <text:p>158805832</text:p>
          </table:table-cell>
          <table:table-cell office:value-type="float" office:value="1412" calcext:value-type="float">
            <text:p>1412</text:p>
          </table:table-cell>
          <table:table-cell office:value-type="float" office:value="36723" calcext:value-type="float">
            <text:p>36723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248028306" calcext:value-type="float">
            <text:p>248028306</text:p>
          </table:table-cell>
          <table:table-cell office:value-type="float" office:value="1721" calcext:value-type="float">
            <text:p>1721</text:p>
          </table:table-cell>
          <table:table-cell office:value-type="float" office:value="46234" calcext:value-type="float">
            <text:p>46234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991686410" calcext:value-type="float">
            <text:p>991686410</text:p>
          </table:table-cell>
          <table:table-cell office:value-type="float" office:value="3333" calcext:value-type="float">
            <text:p>3333</text:p>
          </table:table-cell>
          <table:table-cell office:value-type="float" office:value="96189" calcext:value-type="float">
            <text:p>96189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7" table:number-rows-spanned="1">
            <text:p>random</text:p>
          </table:table-cell>
          <table:covered-table-cell/>
          <table:covered-table-cell office:value-type="float" office:value="453" calcext:value-type="float">
            <text:p>453</text:p>
          </table:covered-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QuickSort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69647" calcext:value-type="float">
            <text:p>4269647</text:p>
          </table:table-cell>
          <table:table-cell office:value-type="float" office:value="1582979" calcext:value-type="float">
            <text:p>1582979</text:p>
          </table:table-cell>
          <table:table-cell office:value-type="float" office:value="7668" calcext:value-type="float">
            <text:p>7668</text:p>
          </table:table-cell>
          <table:table-cell office:value-type="float" office:value="8227039" calcext:value-type="float">
            <text:p>8227039</text:p>
          </table:table-cell>
          <table:table-cell office:value-type="float" office:value="7304" calcext:value-type="float">
            <text:p>7304</text:p>
          </table:table-cell>
          <table:table-cell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25645197" calcext:value-type="float">
            <text:p>25645197</text:p>
          </table:table-cell>
          <table:table-cell office:value-type="float" office:value="10423574" calcext:value-type="float">
            <text:p>10423574</text:p>
          </table:table-cell>
          <table:table-cell office:value-type="float" office:value="20288" calcext:value-type="float">
            <text:p>20288</text:p>
          </table:table-cell>
          <table:table-cell office:value-type="float" office:value="53642459" calcext:value-type="float">
            <text:p>53642459</text:p>
          </table:table-cell>
          <table:table-cell office:value-type="float" office:value="18951" calcext:value-type="float">
            <text:p>18951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03461484" calcext:value-type="float">
            <text:p>103461484</text:p>
          </table:table-cell>
          <table:table-cell office:value-type="float" office:value="40329693" calcext:value-type="float">
            <text:p>40329693</text:p>
          </table:table-cell>
          <table:table-cell office:value-type="float" office:value="41439" calcext:value-type="float">
            <text:p>41439</text:p>
          </table:table-cell>
          <table:table-cell office:value-type="float" office:value="221936785" calcext:value-type="float">
            <text:p>221936785</text:p>
          </table:table-cell>
          <table:table-cell office:value-type="float" office:value="39531" calcext:value-type="float">
            <text:p>39531</text:p>
          </table:table-cell>
          <table:table-cell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173353939" calcext:value-type="float">
            <text:p>173353939</text:p>
          </table:table-cell>
          <table:table-cell office:value-type="float" office:value="67622033" calcext:value-type="float">
            <text:p>67622033</text:p>
          </table:table-cell>
          <table:table-cell office:value-type="float" office:value="53989" calcext:value-type="float">
            <text:p>53989</text:p>
          </table:table-cell>
          <table:table-cell office:value-type="float" office:value="539122971" calcext:value-type="float">
            <text:p>539122971</text:p>
          </table:table-cell>
          <table:table-cell office:value-type="float" office:value="51212" calcext:value-type="float">
            <text:p>51212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61925707" calcext:value-type="float">
            <text:p>261925707</text:p>
          </table:table-cell>
          <table:table-cell office:value-type="float" office:value="117999340" calcext:value-type="float">
            <text:p>117999340</text:p>
          </table:table-cell>
          <table:table-cell office:value-type="float" office:value="68028" calcext:value-type="float">
            <text:p>68028</text:p>
          </table:table-cell>
          <table:table-cell office:value-type="float" office:value="822843446" calcext:value-type="float">
            <text:p>822843446</text:p>
          </table:table-cell>
          <table:table-cell office:value-type="float" office:value="66637" calcext:value-type="float">
            <text:p>66637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29385856" calcext:value-type="float">
            <text:p>429385856</text:p>
          </table:table-cell>
          <table:table-cell office:value-type="float" office:value="169354983" calcext:value-type="float">
            <text:p>169354983</text:p>
          </table:table-cell>
          <table:table-cell office:value-type="float" office:value="85659" calcext:value-type="float">
            <text:p>85659</text:p>
          </table:table-cell>
          <table:table-cell office:value-type="float" office:value="1221855496" calcext:value-type="float">
            <text:p>1221855496</text:p>
          </table:table-cell>
          <table:table-cell office:value-type="float" office:value="80918" calcext:value-type="float">
            <text:p>80918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81764573" calcext:value-type="float">
            <text:p>1581764573</text:p>
          </table:table-cell>
          <table:table-cell office:value-type="float" office:value="1148533783" calcext:value-type="float">
            <text:p>1148533783</text:p>
          </table:table-cell>
          <table:table-cell office:value-type="float" office:value="177858" calcext:value-type="float">
            <text:p>177858</text:p>
          </table:table-cell>
          <table:table-cell office:value-type="float" office:value="3376457780" calcext:value-type="float">
            <text:p>3376457780</text:p>
          </table:table-cell>
          <table:table-cell office:value-type="float" office:value="168270" calcext:value-type="float">
            <text:p>16827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descending</text:p>
          </table:table-cell>
          <table:covered-table-cell table:number-columns-repeated="6" table:style-name="ce2"/>
        </table:table-row>
        <table:table-row table:style-name="ro2">
          <table:table-cell table:style-name="ce2" office:value-type="string" calcext:value-type="string">
            <text:p>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QuickSort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368044" calcext:value-type="float">
            <text:p>3368044</text:p>
          </table:table-cell>
          <table:table-cell office:value-type="float" office:value="5874683" calcext:value-type="float">
            <text:p>5874683</text:p>
          </table:table-cell>
          <table:table-cell office:value-type="float" office:value="4089" calcext:value-type="float">
            <text:p>4089</text:p>
          </table:table-cell>
          <table:table-cell office:value-type="float" office:value="7362937" calcext:value-type="float">
            <text:p>7362937</text:p>
          </table:table-cell>
          <table:table-cell office:value-type="float" office:value="7617457" calcext:value-type="float">
            <text:p>7617457</text:p>
          </table:table-cell>
          <table:table-cell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7864700" calcext:value-type="float">
            <text:p>17864700</text:p>
          </table:table-cell>
          <table:table-cell office:value-type="float" office:value="23881294" calcext:value-type="float">
            <text:p>23881294</text:p>
          </table:table-cell>
          <table:table-cell office:value-type="float" office:value="10776" calcext:value-type="float">
            <text:p>10776</text:p>
          </table:table-cell>
          <table:table-cell office:value-type="float" office:value="45984736" calcext:value-type="float">
            <text:p>45984736</text:p>
          </table:table-cell>
          <table:table-cell office:value-type="float" office:value="46295924" calcext:value-type="float">
            <text:p>46295924</text:p>
          </table:table-cell>
          <table:table-cell/>
        </table:table-row>
        <table:table-row table:style-name="ro2">
          <table:table-cell office:value-type="float" office:value="250000" calcext:value-type="float">
            <text:p>250000</text:p>
          </table:table-cell>
          <table:table-cell office:value-type="float" office:value="76567353" calcext:value-type="float">
            <text:p>76567353</text:p>
          </table:table-cell>
          <table:table-cell office:value-type="float" office:value="90876765" calcext:value-type="float">
            <text:p>90876765</text:p>
          </table:table-cell>
          <table:table-cell office:value-type="float" office:value="22384" calcext:value-type="float">
            <text:p>22384</text:p>
          </table:table-cell>
          <table:table-cell office:value-type="float" office:value="184141996" calcext:value-type="float">
            <text:p>184141996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325000" calcext:value-type="float">
            <text:p>325000</text:p>
          </table:table-cell>
          <table:table-cell office:value-type="float" office:value="151691743" calcext:value-type="float">
            <text:p>151691743</text:p>
          </table:table-cell>
          <table:table-cell office:value-type="float" office:value="210129782" calcext:value-type="float">
            <text:p>210129782</text:p>
          </table:table-cell>
          <table:table-cell office:value-type="float" office:value="29814" calcext:value-type="float">
            <text:p>29814</text:p>
          </table:table-cell>
          <table:table-cell office:value-type="float" office:value="316914242" calcext:value-type="float">
            <text:p>316914242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265881342" calcext:value-type="float">
            <text:p>265881342</text:p>
          </table:table-cell>
          <table:table-cell office:value-type="float" office:value="236923743" calcext:value-type="float">
            <text:p>236923743</text:p>
          </table:table-cell>
          <table:table-cell office:value-type="float" office:value="36898" calcext:value-type="float">
            <text:p>36898</text:p>
          </table:table-cell>
          <table:table-cell office:value-type="float" office:value="697730435" calcext:value-type="float">
            <text:p>697730435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457990965" calcext:value-type="float">
            <text:p>457990965</text:p>
          </table:table-cell>
          <table:table-cell office:value-type="float" office:value="373117433" calcext:value-type="float">
            <text:p>373117433</text:p>
          </table:table-cell>
          <table:table-cell office:value-type="float" office:value="46183" calcext:value-type="float">
            <text:p>46183</text:p>
          </table:table-cell>
          <table:table-cell office:value-type="float" office:value="1165746097" calcext:value-type="float">
            <text:p>1165746097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598327415" calcext:value-type="float">
            <text:p>1598327415</text:p>
          </table:table-cell>
          <table:table-cell office:value-type="float" office:value="1511888211" calcext:value-type="float">
            <text:p>1511888211</text:p>
          </table:table-cell>
          <table:table-cell office:value-type="float" office:value="95888" calcext:value-type="float">
            <text:p>95888</text:p>
          </table:table-cell>
          <table:table-cell office:value-type="float" office:value="3072458495" calcext:value-type="float">
            <text:p>3072458495</text:p>
          </table:table-cell>
          <table:table-cell office:value-type="string" calcext:value-type="string">
            <text:p>Seg fault</text:p>
          </table:table-cell>
          <table:table-cell/>
        </table:table-row>
        <table:table-row table:style-name="ro3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ren Scipio</meta:initial-creator>
    <meta:creation-date>2013-11-11T21:49:24.591559244</meta:creation-date>
    <dc:date>2013-11-12T00:56:28.478831287</dc:date>
    <dc:creator>Warren Scipio</dc:creator>
    <meta:editing-duration>PT1H50M19S</meta:editing-duration>
    <meta:editing-cycles>4</meta:editing-cycles>
    <meta:generator>LibreOffice/4.1.2.3$Linux_X86_64 LibreOffice_project/410$Build-3</meta:generator>
    <meta:document-statistic meta:table-count="1" meta:cell-count="151" meta:object-count="0"/>
  </office:meta>
</office:document-meta>
</file>